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9900" officeooo:paragraph-rsid="00109900"/>
    </style:style>
    <style:style style:name="P2" style:family="paragraph" style:parent-style-name="Standard">
      <style:text-properties officeooo:rsid="00121cae" officeooo:paragraph-rsid="00121cae"/>
    </style:style>
    <style:style style:name="P3" style:family="paragraph" style:parent-style-name="Standard">
      <style:text-properties officeooo:rsid="0012fa73" officeooo:paragraph-rsid="0012fa73"/>
    </style:style>
    <style:style style:name="T1" style:family="text">
      <style:text-properties officeooo:rsid="0012befb"/>
    </style:style>
    <style:style style:name="T2" style:family="text">
      <style:text-properties officeooo:rsid="0013f0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langbäddar</text:p>
      <text:p text:style-name="P2"/>
      <text:p text:style-name="P2"><text:span text:style-name="T1">Jag arbetar med två sorters klanginstrument som Christof Linhuber har skapat: ett litet instrument som kan läggas på kroppen och ett stort instrument som man kan ligga på. Instrumenten är gjorda för att skapa en klangbädd. En melodi spelas inte men bädden är rik på samklanger eftersom instrumenten är känsliga för hur fingrarna rör sig över strängarna. Det jag gör är att röra fingrarna i förhållande till hur kroppen vill beröras av klangen.</text:span></text:p>
      <text:p text:style-name="P2"/>
      <text:p text:style-name="P3">Klangbädden har ett speciellt förhållande till rädsla. Att vara i klangbädden gör att kroppen i djupet känner <text:span text:style-name="T2">en trygghet. Denna </text:span></text:p>
      <text:p text:style-name="P1"/>
      <text:p text:style-name="P1">Wellness</text:p>
      <text:p text:style-name="P1"/>
      <text:p text:style-name="P1">Våldtäkt</text:p>
      <text:p text:style-name="P1"/>
      <text:p text:style-name="P1">utbrändhet</text:p>
      <text:p text:style-name="P1"/>
      <text:p text:style-name="P1">ångest och orostillstån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2:06:57.199452292</meta:creation-date>
    <dc:date>2019-06-24T12:51:41.834480838</dc:date>
    <meta:editing-duration>PT3M33S</meta:editing-duration>
    <meta:editing-cycles>2</meta:editing-cycles>
    <meta:generator>LibreOffice/5.1.2.2$Linux_X86_64 LibreOffice_project/10m0$Build-2</meta:generator>
    <meta:document-statistic meta:table-count="0" meta:image-count="0" meta:object-count="0" meta:page-count="1" meta:paragraph-count="7" meta:word-count="100" meta:character-count="633" meta:non-whitespace-character-count="539"/>
  </office:meta>
</office:document-meta>
</file>